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c88" officeooo:paragraph-rsid="0018a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s Just in ca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1:56:50.104160863</meta:creation-date>
    <dc:date>2024-06-24T21:58:23.113983603</dc:date>
    <meta:editing-duration>PT1M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" meta:character-count="17" meta:non-whitespace-character-count="14"/>
  </office:meta>
</office:document-meta>
</file>